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1a3517" officeooo:paragraph-rsid="001a3517" style:font-weight-asian="bold" style:font-weight-complex="bold"/>
    </style:style>
    <style:style style:name="P6" style:family="paragraph" style:parent-style-name="Standard">
      <style:text-properties fo:font-weight="bold" officeooo:rsid="0021afdc" officeooo:paragraph-rsid="0022eec9" style:font-weight-asian="bold" style:font-weight-complex="bold"/>
    </style:style>
    <style:style style:name="P7" style:family="paragraph" style:parent-style-name="Standard">
      <style:text-properties fo:font-weight="bold" officeooo:rsid="00289972" officeooo:paragraph-rsid="00289972" style:font-weight-asian="bold" style:font-weight-complex="bold"/>
    </style:style>
    <style:style style:name="P8" style:family="paragraph" style:parent-style-name="Standard">
      <style:paragraph-properties fo:text-align="center" style:justify-single-word="false"/>
      <style:text-properties officeooo:paragraph-rsid="0018d310"/>
    </style:style>
    <style:style style:name="P9" style:family="paragraph" style:parent-style-name="Standard">
      <style:text-properties officeooo:rsid="001a3517" officeooo:paragraph-rsid="001a3517"/>
    </style:style>
    <style:style style:name="P10" style:family="paragraph" style:parent-style-name="Standard">
      <style:text-properties officeooo:rsid="001a3517" officeooo:paragraph-rsid="001b8aa6"/>
    </style:style>
    <style:style style:name="P11" style:family="paragraph" style:parent-style-name="Standard">
      <style:text-properties officeooo:rsid="001a3517" officeooo:paragraph-rsid="001c812a"/>
    </style:style>
    <style:style style:name="P12" style:family="paragraph" style:parent-style-name="Standard">
      <style:text-properties officeooo:rsid="001a3517" officeooo:paragraph-rsid="0021afdc"/>
    </style:style>
    <style:style style:name="P13" style:family="paragraph" style:parent-style-name="Standard">
      <style:text-properties officeooo:rsid="001a3517" officeooo:paragraph-rsid="0022eec9"/>
    </style:style>
    <style:style style:name="P14" style:family="paragraph" style:parent-style-name="Standard">
      <style:text-properties officeooo:rsid="001a3517" officeooo:paragraph-rsid="00289972"/>
    </style:style>
    <style:style style:name="P15" style:family="paragraph" style:parent-style-name="Standard">
      <style:text-properties officeooo:rsid="001a3517" officeooo:paragraph-rsid="002917c2"/>
    </style:style>
    <style:style style:name="P16" style:family="paragraph" style:parent-style-name="Standard">
      <style:text-properties officeooo:rsid="001a3517" officeooo:paragraph-rsid="0029a29e"/>
    </style:style>
    <style:style style:name="P17"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8"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19"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20"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21"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2" style:family="paragraph" style:parent-style-name="Standard">
      <style:text-properties officeooo:rsid="00289972" officeooo:paragraph-rsid="00289972"/>
    </style:style>
    <style:style style:name="P23" style:family="paragraph" style:parent-style-name="Standard">
      <style:text-properties officeooo:rsid="0029a6eb" officeooo:paragraph-rsid="0029a6eb"/>
    </style:style>
    <style:style style:name="P24" style:family="paragraph" style:parent-style-name="Standard">
      <style:paragraph-properties fo:margin-left="0.4925in" fo:margin-right="0in" fo:text-indent="0in" style:auto-text-indent="false"/>
      <style:text-properties officeooo:rsid="001a3517" officeooo:paragraph-rsid="001a3517"/>
    </style:style>
    <style:style style:name="P25" style:family="paragraph" style:parent-style-name="Standard">
      <style:paragraph-properties fo:margin-left="0.4925in" fo:margin-right="0in" fo:text-indent="0in" style:auto-text-indent="false"/>
      <style:text-properties officeooo:rsid="001c812a" officeooo:paragraph-rsid="001c812a"/>
    </style:style>
    <style:style style:name="P26" style:family="paragraph" style:parent-style-name="Standard">
      <style:paragraph-properties fo:margin-left="0.4925in" fo:margin-right="0in" fo:text-indent="0in" style:auto-text-indent="false"/>
      <style:text-properties officeooo:rsid="001c812a" officeooo:paragraph-rsid="001cda7c"/>
    </style:style>
    <style:style style:name="P2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0"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1" style:family="paragraph" style:parent-style-name="Standard">
      <style:paragraph-properties fo:margin-left="0.4925in" fo:margin-right="0in" fo:text-indent="0in" style:auto-text-indent="false"/>
      <style:text-properties officeooo:rsid="0021afdc" officeooo:paragraph-rsid="0021afdc"/>
    </style:style>
    <style:style style:name="P32" style:family="paragraph" style:parent-style-name="Standard">
      <style:paragraph-properties fo:margin-left="0.4925in" fo:margin-right="0in" fo:text-indent="0in" style:auto-text-indent="false"/>
      <style:text-properties officeooo:rsid="0022eec9" officeooo:paragraph-rsid="0022eec9"/>
    </style:style>
    <style:style style:name="P33"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917c2" officeooo:paragraph-rsid="002917c2"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2"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3"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7"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48"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49"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2"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3"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4"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55"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6" style:family="paragraph" style:parent-style-name="Standard" style:master-page-name="">
      <style:paragraph-properties style:page-number="auto" fo:keep-with-next="always"/>
      <style:text-properties officeooo:rsid="001a3517" officeooo:paragraph-rsid="00289972"/>
    </style:style>
    <style:style style:name="P57" style:family="paragraph" style:parent-style-name="Standard">
      <style:text-properties officeooo:rsid="0026f759" officeooo:paragraph-rsid="0026f759"/>
    </style:style>
    <style:style style:name="P58" style:family="paragraph" style:parent-style-name="Standard">
      <style:text-properties officeooo:rsid="002c3b4e" officeooo:paragraph-rsid="002c3b4e"/>
    </style:style>
    <style:style style:name="P59" style:family="paragraph" style:parent-style-name="Standard" style:list-style-name="L1">
      <style:text-properties officeooo:rsid="002c3b4e" officeooo:paragraph-rsid="002c3b4e"/>
    </style:style>
    <style:style style:name="P60" style:family="paragraph" style:parent-style-name="Standard">
      <style:text-properties fo:font-weight="bold" officeooo:rsid="002c3b4e" officeooo:paragraph-rsid="002c3b4e" style:font-weight-asian="bold" style:font-weight-complex="bold"/>
    </style:style>
    <style:style style:name="P61" style:family="paragraph" style:parent-style-name="Standard">
      <style:text-properties officeooo:rsid="0018d310" officeooo:paragraph-rsid="0018d310"/>
    </style:style>
    <style:style style:name="P62" style:family="paragraph" style:parent-style-name="Standard">
      <style:text-properties officeooo:rsid="002d57d1" officeooo:paragraph-rsid="002d57d1"/>
    </style:style>
    <style:style style:name="P63"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4"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5" style:family="paragraph" style:parent-style-name="Standard" style:master-page-name="">
      <style:paragraph-properties style:page-number="auto" fo:keep-with-next="always"/>
      <style:text-properties fo:font-weight="bold" officeooo:rsid="0018d310" officeooo:paragraph-rsid="0018d310" style:font-weight-asian="bold" style:font-weight-complex="bold"/>
    </style:style>
    <style:style style:name="P66" style:family="paragraph" style:parent-style-name="Standard">
      <style:paragraph-properties fo:keep-with-next="always"/>
      <style:text-properties officeooo:rsid="0018d310" officeooo:paragraph-rsid="0018d310"/>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style="italic" fo:font-weight="normal" officeooo:rsid="002a592e"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1b8aa6" style:font-weight-asian="bold" style:font-weight-complex="bold"/>
    </style:style>
    <style:style style:name="T18" style:family="text">
      <style:text-properties fo:font-weight="bold" officeooo:rsid="001c812a" style:font-weight-asian="bold" style:font-weight-complex="bold"/>
    </style:style>
    <style:style style:name="T19" style:family="text">
      <style:text-properties fo:font-weight="bold" officeooo:rsid="001cda7c" style:font-weight-asian="bold" style:font-weight-complex="bold"/>
    </style:style>
    <style:style style:name="T20" style:family="text">
      <style:text-properties fo:font-weight="bold" officeooo:rsid="0021afdc" style:font-weight-asian="bold" style:font-weight-complex="bold"/>
    </style:style>
    <style:style style:name="T21" style:family="text">
      <style:text-properties fo:font-weight="bold" officeooo:rsid="0022eec9" style:font-weight-asian="bold" style:font-weight-complex="bold"/>
    </style:style>
    <style:style style:name="T22" style:family="text">
      <style:text-properties fo:font-weight="bold" officeooo:rsid="0026f759" style:font-weight-asian="bold" style:font-weight-complex="bold"/>
    </style:style>
    <style:style style:name="T23" style:family="text">
      <style:text-properties fo:font-weight="bold" officeooo:rsid="00289972"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b8aa6" style:font-style-asian="normal" style:font-style-complex="normal"/>
    </style:style>
    <style:style style:name="T26" style:family="text">
      <style:text-properties fo:font-style="normal" officeooo:rsid="001cda7c" style:font-style-asian="normal" style:font-style-complex="normal"/>
    </style:style>
    <style:style style:name="T27" style:family="text">
      <style:text-properties fo:font-style="normal" officeooo:rsid="001e65c4"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6f759" style:font-style-asian="normal" style:font-style-complex="normal"/>
    </style:style>
    <style:style style:name="T32" style:family="text">
      <style:text-properties fo:font-style="normal" officeooo:rsid="002917c2"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a3517" style:font-style-asian="normal" style:font-weight-asian="bold" style:font-style-complex="normal" style:font-weight-complex="bold"/>
    </style:style>
    <style:style style:name="T35" style:family="text">
      <style:text-properties fo:font-style="normal" fo:font-weight="bold" officeooo:rsid="0022eec9" style:font-style-asian="normal" style:font-weight-asian="bold" style:font-style-complex="normal" style:font-weight-complex="bold"/>
    </style:style>
    <style:style style:name="T36" style:family="text">
      <style:text-properties fo:font-style="normal" fo:font-weight="bold" officeooo:rsid="00245147" style:font-style-asian="normal" style:font-weight-asian="bold" style:font-style-complex="normal" style:font-weight-complex="bold"/>
    </style:style>
    <style:style style:name="T37" style:family="text">
      <style:text-properties fo:font-style="normal" fo:font-weight="bold" officeooo:rsid="0026f759" style:font-style-asian="normal" style:font-weight-asian="bold" style:font-style-complex="normal" style:font-weight-complex="bold"/>
    </style:style>
    <style:style style:name="T38" style:family="text">
      <style:text-properties fo:font-style="normal" fo:font-weight="bold" officeooo:rsid="002917c2"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1cda7c" style:font-style-asian="normal" style:font-weight-asian="bold" style:font-style-complex="normal" style:font-weight-complex="bold"/>
    </style:style>
    <style:style style:name="T41" style:family="text">
      <style:text-properties fo:font-style="normal" fo:font-weight="bold" officeooo:rsid="0029a29e" style:font-style-asian="normal" style:font-weight-asian="bold" style:font-style-complex="normal" style:font-weight-complex="bold"/>
    </style:style>
    <style:style style:name="T42" style:family="text">
      <style:text-properties fo:font-style="normal" fo:font-weight="bold" officeooo:rsid="002a592e" style:font-style-asian="normal" style:font-weight-asian="bold" style:font-style-complex="normal" style:font-weight-complex="bold"/>
    </style:style>
    <style:style style:name="T43" style:family="text">
      <style:text-properties fo:font-style="normal" fo:font-weight="normal" officeooo:rsid="002a592e" style:font-style-asian="normal" style:font-weight-asian="normal" style:font-style-complex="normal" style:font-weight-complex="normal"/>
    </style:style>
    <style:style style:name="T44" style:family="text">
      <style:text-properties officeooo:rsid="002556e7"/>
    </style:style>
    <style:style style:name="T45" style:family="text">
      <style:text-properties officeooo:rsid="0026f759"/>
    </style:style>
    <style:style style:name="T46" style:family="text">
      <style:text-properties officeooo:rsid="002917c2"/>
    </style:style>
    <style:style style:name="T47" style:family="text">
      <style:text-properties officeooo:rsid="0029a29e"/>
    </style:style>
    <style:style style:name="T48" style:family="text">
      <style:text-properties fo:font-weight="normal" style:font-weight-asian="normal"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font-name="Liberation Mono"/>
    </style:style>
    <style:style style:name="T52" style:family="text">
      <style:text-properties officeooo:rsid="002d57d1"/>
    </style:style>
    <style:style style:name="T53" style:family="text">
      <style:text-properties officeooo:rsid="002df5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4">Serial</text:span>Server</text:p>
      <text:p text:style-name="P8"><text:date style:data-style-name="N76" text:date-value="2020-05-19T08:08:33.299541408">May 19, 2020</text:date><text:s/></text:p>
      <text:p text:style-name="P1"/>
      <text:p text:style-name="P3">Introduction</text:p>
      <text:p text:style-name="P2"/>
      <text:p text:style-name="P2">Cpnet<text:span text:style-name="T45">Serial</text:span>Server is a JAVA program the implements a CP/NET server, with CP/M 3 extensions. It <text:span text:style-name="T45">uses a dedicated serial</text:span> connection <text:span text:style-name="T45">and provides a “server dispatch” function. It receives</text:span> requests <text:span text:style-name="T45">on the serial link, performs the dispatch to the appropriate server,</text:span> and provides CP/M-style access to native file folders on the host. <text:span text:style-name="T45">It can serve as a gateway between the serial link and network servers (CpnetSocketServer) using socket connections.</text:span></text:p>
      <text:p text:style-name="P2"/>
      <text:p text:style-name="P23">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2"/>
      <text:p text:style-name="P57">This server has a great deal of code in common with CpnetSocketServer, particularly regarding access to native files.</text:p>
      <text:p text:style-name="P57"/>
      <text:p text:style-name="P60">Serial Protocol</text:p>
      <text:p text:style-name="P58"/>
      <text:p text:style-name="P58">The default serial protocol <text:s/>(ASCII CRC) used by this server (and compatible SNIOS implementations) is as follows for each message:</text:p>
      <text:p text:style-name="P58"/>
      <text:list xml:id="list2989372907" text:style-name="L1">
        <text:list-item>
          <text:p text:style-name="P59">Message start sequence “<text:span text:style-name="T51">++</text:span>”.</text:p>
        </text:list-item>
        <text:list-item>
          <text:p text:style-name="P59">Message data (CP/NET request/response) in 6 to 261 <text:span text:style-name="T49">pairs</text:span> of (uppercase) hexadecimal digits.</text:p>
        </text:list-item>
        <text:list-item>
          <text:p text:style-name="P59">Two pairs of <text:s/>hexadecimal digits representing the CRC16 of the <text:span text:style-name="T50">binary</text:span><text:span text:style-name="T48"> message data.</text:span></text:p>
        </text:list-item>
        <text:list-item>
          <text:p text:style-name="P59">Message end sequence “<text:span text:style-name="T51">--</text:span>”.</text:p>
        </text:list-item>
      </text:list>
      <text:p text:style-name="P58"/>
      <text:p text:style-name="P58">Receipt of the dash character(s) is required to consider the message complete. Once the message CRC has been verified, the message data may be inspected and the CP/NET function performed.</text:p>
      <text:p text:style-name="P58"/>
      <text:p text:style-name="P58">The CRC16 algorithm is represented by the follow<text:span text:style-name="T52">ing</text:span> <text:span text:style-name="T52">(</text:span>JAVA<text:span text:style-name="T52">)</text:span> code. The crc is <text:span text:style-name="T52">initialized</text:span> to the value 0xffff at the start of each message.</text:p>
      <text:p text:style-name="P58"/>
      <text:p text:style-name="P63">private int crc;</text:p>
      <text:p text:style-name="P64">static final int POLY = 0x8408; </text:p>
      <text:p text:style-name="P64">private void crcByte(int data) { </text:p>
      <text:p text:style-name="P64"><text:s text:c="8"/>int i;</text:p>
      <text:p text:style-name="P64"><text:s text:c="8"/>int mask;</text:p>
      <text:p text:style-name="P64"><text:s text:c="8"/>for (i = 0; i &lt; 8; ++i) {</text:p>
      <text:p text:style-name="P64"><text:s text:c="16"/>mask = ((crc ^ data) &amp; 1);</text:p>
      <text:p text:style-name="P64"><text:s text:c="16"/>crc &gt;&gt;= 1;</text:p>
      <text:p text:style-name="P64"><text:s text:c="16"/>data &gt;&gt;= 1;</text:p>
      <text:p text:style-name="P64"><text:s text:c="16"/>if (mask != 0) { </text:p>
      <text:p text:style-name="P64"><text:s text:c="24"/>crc ^= POLY;</text:p>
      <text:p text:style-name="P64"><text:s text:c="16"/>}</text:p>
      <text:p text:style-name="P64"><text:s text:c="8"/>}</text:p>
      <text:p text:style-name="P64">}</text:p>
      <text:p text:style-name="P2"/>
      <text:p text:style-name="P62">The SNIOS in src/serial/snios.asm uses this protocol. The exact <text:span text:style-name="T53">character </text:span>transport is defined by the chrio.asm module, for example in src/ft245r/chrio.asm.</text:p>
      <text:p text:style-name="P65"><text:soft-page-break/>Native Files</text:p>
      <text:p text:style-name="P66"/>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5">Server Configuration</text:p>
      <text:p text:style-name="P9"/>
      <text:p text:style-name="P9">The server is configured using a “configuration file”, which is plan text formatted as “property = value” lines. The configuration file to be used is specified on the commandline using the parameter “<text:span text:style-name="T16">conf=</text:span><text:span text:style-name="T2">file</text:span>”. The environment variable <text:span text:style-name="T16">CPNET_CONFIG</text:span> may also specify the configuration file. If nothing is specified, the server will look in the current directory for “<text:span text:style-name="T16">cpnetrc</text:span>” and then the user’s home directory for “<text:span text:style-name="T16">.cpnetrc</text:span>”.</text:p>
      <text:p text:style-name="P9"/>
      <text:p text:style-name="P9">Many properties may be specified on the commandline, using a “parameter=value” format. The parameter names are the property names with the “cpnet_” prefix removed.</text:p>
      <text:p text:style-name="P9"/>
      <text:p text:style-name="P9">The following properties are recognized:</text:p>
      <text:p text:style-name="P9"/>
      <text:p text:style-name="P9"><text:span text:style-name="T16">cpnet_log =</text:span> <text:span text:style-name="T2">log-file</text:span></text:p>
      <text:p text:style-name="P24">Diverts stderr to <text:span text:style-name="T2">log-file.</text:span></text:p>
      <text:p text:style-name="P9"/>
      <text:p text:style-name="P9"><text:span text:style-name="T16">cpnet_</text:span><text:span text:style-name="T37">tty </text:span><text:span text:style-name="T42">= </text:span><text:span text:style-name="T15">tty-dev</text:span><text:span text:style-name="T43"> [</text:span><text:span text:style-name="T15">baud</text:span><text:span text:style-name="T43">]</text:span></text:p>
      <text:p text:style-name="P38">The tty device to use for the connection. For example, “/dev/ttyUSB0”. May be set to “stdio” as well. The tty device name may be followed by the baud rate to use.</text:p>
      <text:p text:style-name="P9"/>
      <text:p text:style-name="P9"><text:span text:style-name="T16">cpnet_</text:span><text:span text:style-name="T22">cid</text:span><text:span text:style-name="T16"> =</text:span> <text:span text:style-name="T6">node-id</text:span></text:p>
      <text:p text:style-name="P33">Specifies the <text:span text:style-name="T45">CP/NET node ID to assign to the attached client. </text:span>Value is interpreted as a hexadecimal string, and must be in the range 0<text:span text:style-name="T45">1</text:span>-FE.</text:p>
      <text:p text:style-name="P9"/>
      <text:p text:style-name="P9"><text:span text:style-name="T16">cpnet_</text:span><text:span text:style-name="T22">proto</text:span><text:span text:style-name="T16"> =</text:span> <text:span text:style-name="T6">protocol</text:span></text:p>
      <text:p text:style-name="P24"><text:span text:style-name="T25">Specifies the </text:span><text:span text:style-name="T31">style of serial communications that the SNIOS expects. With no property, the protocol is ASCII with CRC. Specifying the property clears defaults to BINARY and no-CRC.</text:span></text:p>
      <text:p text:style-name="P9"/>
      <text:p text:style-name="P10"><text:soft-page-break/><text:span text:style-name="T16">cpnet_server</text:span><text:span text:style-name="T12">XX</text:span><text:span text:style-name="T16"> =</text:span> <text:span text:style-name="T7">server-spec</text:span></text:p>
      <text:p text:style-name="P39">Where <text:span text:style-name="T2">XX</text:span> is the hexadecimal node ID to use for the server. server-spec may be “HostFileBdos” <text:s/>(for local file folders) or “Socket” to specify a remote CpnetSocketServer instance. These options are discussed below.</text:p>
      <text:p text:style-name="P39"/>
      <text:p text:style-name="P40"><text:span text:style-name="T16">NOTE:</text:span> Specifying multiple HostFileBdos servers is currently not supported, and will have unpredictable results.</text:p>
      <text:p text:style-name="P10"/>
      <text:p text:style-name="P7">HostFileBdos Server Properties</text:p>
      <text:p text:style-name="P22"/>
      <text:p text:style-name="P22">HostFileBdos properties may be specified in-line with (in the same file as) the CpnetSerialServer properties. In addition, the first argument to the “HostFileBdos” <text:span text:style-name="T47">server-spec</text:span> (may) specify the root dir, </text:p>
      <text:p text:style-name="P22"/>
      <text:p text:style-name="P14"><text:span text:style-name="T23">hostfilebdos</text:span><text:span text:style-name="T12">XX</text:span><text:span text:style-name="T16">_</text:span><text:span text:style-name="T23">temp</text:span><text:span text:style-name="T16"> =</text:span> <text:span text:style-name="T7">tmp-drv</text:span></text:p>
      <text:p text:style-name="P43">Specifies the CP/M drive letter to designate as the temporary drive. Default is “P”. The server does not use the temporary drive, but CP/M applications may. For example, MAIL.COM uses the temporary drive as the location for mail message files.</text:p>
      <text:p text:style-name="P50"/>
      <text:p text:style-name="P14"><text:span text:style-name="T23">hostfilebdos</text:span><text:span text:style-name="T12">XX</text:span><text:span text:style-name="T16">_</text:span><text:span text:style-name="T17">root_dir</text:span><text:span text:style-name="T16"> =</text:span> <text:span text:style-name="T3">path</text:span></text:p>
      <text:p text:style-name="P25"><text:span text:style-name="T24">Specifies the top-level (root) directory to be exported to CP/NET. Subdirectories named “a” through “p” are assumed, but not created automatically. Default will be “</text:span><text:span text:style-name="T33">~/HostFileBdos</text:span><text:span text:style-name="T24">”.</text:span></text:p>
      <text:p text:style-name="P10"/>
      <text:p text:style-name="P14"><text:span text:style-name="T23">hostfilebdos</text:span><text:span text:style-name="T12">XX</text:span><text:span text:style-name="T16">_</text:span><text:span text:style-name="T18">nosys</text:span></text:p>
      <text:p text:style-name="P35">Disable the CP/M SYS attribute, so files will not be hidden on Windows.</text:p>
      <text:p text:style-name="P11"/>
      <text:p text:style-name="P14"><text:span text:style-name="T23">hostfilebdos</text:span><text:span text:style-name="T12">XX</text:span><text:span text:style-name="T16">_</text:span><text:span text:style-name="T18">drive_</text:span><text:span text:style-name="T8">X</text:span><text:span text:style-name="T39"> </text:span><text:span text:style-name="T38">= </text:span><text:span text:style-name="T13">path</text:span></text:p>
      <text:p text:style-name="P25"><text:span text:style-name="T24">Where “</text:span><text:span text:style-name="T2">X</text:span><text:span text:style-name="T24">” is one of “a” through “p”. </text:span><text:span text:style-name="T26">Specify the path to use instead of “root_dir/X” for the exported CP/M drive.</text:span></text:p>
      <text:p text:style-name="P45"/>
      <text:p text:style-name="P56"><text:span text:style-name="T23">hostfilebdos</text:span><text:span text:style-name="T12">XX</text:span><text:span text:style-name="T16">_</text:span><text:span text:style-name="T19">lst</text:span><text:span text:style-name="T9">X</text:span><text:span text:style-name="T40"> </text:span><text:span text:style-name="T38">= </text:span><text:span text:style-name="T13">lst-spec</text:span></text:p>
      <text:p text:style-name="P26"><text:span text:style-name="T24">Where “</text:span><text:span text:style-name="T2">X</text:span><text:span text:style-name="T24">” is </text:span><text:span text:style-name="T26">a hexadecimal LST: device number, 0-F. Specify the implementation of the LST: device. The supported strings are:</text:span></text:p>
      <text:p text:style-name="P52"><text:span text:style-name="T24">“</text:span><text:span text:style-name="T33">&gt;</text:span><text:span text:style-name="T2">file</text:span><text:span text:style-name="T24">” - send all printer out to </text:span><text:span text:style-name="T2">file</text:span><text:span text:style-name="T24">. Note, this file will contain all output sent during the life of the server.</text:span></text:p>
      <text:p text:style-name="P53"><text:span text:style-name="T24">“</text:span><text:span text:style-name="T33">Diablo630Stream</text:span><text:span text:style-name="T24"> [</text:span><text:span text:style-name="T2">options</text:span><text:span text:style-name="T24">]” - </text:span><text:span text:style-name="T27">Use a basic emulation of the Diablo 630 dasiy-wheel printer, producing Postscript output. See section on the Diablo 630 implementation for options.</text:span></text:p>
      <text:p text:style-name="P36">At this time, no other printer handlers exist.</text:p>
      <text:p text:style-name="P45"/>
      <text:p text:style-name="P51"><text:span text:style-name="T46">Socket</text:span> Server Properties</text:p>
      <text:p text:style-name="P45"/>
      <text:p text:style-name="P47">Note: host and port may be specified after the “Socket” server-spec, in that order. In that case, there is no need for properties.</text:p>
      <text:p text:style-name="P45"/>
      <text:p text:style-name="P15"><text:span text:style-name="T38">cpnetserver</text:span><text:span text:style-name="T12">XX</text:span><text:span text:style-name="T33">_</text:span><text:span text:style-name="T38">host </text:span><text:span text:style-name="T41">= </text:span><text:span text:style-name="T14">host-or-ip</text:span></text:p>
      <text:p text:style-name="P34">Specifies the host network address <text:span text:style-name="T47">of the remote server</text:span>.</text:p>
      <text:p text:style-name="P46"/>
      <text:p text:style-name="P16"><text:span text:style-name="T38">cpnetserver</text:span><text:span text:style-name="T12">XX</text:span><text:span text:style-name="T33">_</text:span><text:span text:style-name="T41">port</text:span><text:span text:style-name="T38"> </text:span><text:span text:style-name="T41">= </text:span><text:span text:style-name="T14">port-number</text:span></text:p>
      <text:p text:style-name="P34">Specifies the port number <text:span text:style-name="T47">of the remote server</text:span>.</text:p>
      <text:p text:style-name="P48"/>
      <text:p text:style-name="P17"><text:soft-page-break/>Starting the Server</text:p>
      <text:p text:style-name="P19"/>
      <text:p text:style-name="P1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9"/>
      <text:p text:style-name="P19">Typical startup command:</text:p>
      <text:p text:style-name="P19"/>
      <text:p text:style-name="P30"><text:span text:style-name="T24">java -jar Cpnet</text:span><text:span text:style-name="T32">Serial</text:span><text:span text:style-name="T24">Server.jar conf=</text:span><text:span text:style-name="T2">file</text:span></text:p>
      <text:p text:style-name="P19"/>
      <text:p text:style-name="P19">Other techniques may be used to start the server in the background or set it up to start automatically whenever the system is booted.</text:p>
      <text:p text:style-name="P19"/>
      <text:p text:style-name="P18">Diablo 630 Implementation</text:p>
      <text:p text:style-name="P20"/>
      <text:p text:style-name="P20">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20"/>
      <text:p text:style-name="P20">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20"/>
      <text:p text:style-name="P20">The following properties are recognized:</text:p>
      <text:p text:style-name="P20"/>
      <text:p text:style-name="P12"><text:span text:style-name="T20">diablo630</text:span><text:span text:style-name="T16">_</text:span><text:span text:style-name="T20">file = </text:span><text:span text:style-name="T10">file</text:span></text:p>
      <text:p text:style-name="P31"><text:span text:style-name="T24">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37"/>
      <text:p text:style-name="P32"><text:span text:style-name="T33">NOTE:</text:span><text:span text:style-name="T24"> currently, this parameter must be specified on the commandline.</text:span></text:p>
      <text:p text:style-name="P21"/>
      <text:p text:style-name="P13"><text:span text:style-name="T20">diablo630</text:span><text:span text:style-name="T16">_</text:span><text:span text:style-name="T35">nogui</text:span></text:p>
      <text:p text:style-name="P41">Disables the GUI printer control panel. This is typically required in cases like CpnetSocketServer, although careful invocation of the server may allow for the GUI.</text:p>
      <text:p text:style-name="P49"/>
      <text:p text:style-name="P13"><text:span text:style-name="T20">diablo630</text:span><text:span text:style-name="T16">_</text:span><text:span text:style-name="T21">jobend</text:span><text:span text:style-name="T20"> = </text:span><text:span text:style-name="T11">action</text:span></text:p>
      <text:p text:style-name="P28"><text:span text:style-name="T24">Determines what will be done to the printer output file when the “end list” character is received. </text:span><text:span text:style-name="T29">Actions:</text:span></text:p>
      <text:p text:style-name="P54"><text:span text:style-name="T36">discard -</text:span><text:span text:style-name="T29"> erase the previous output and start over with an empty file.</text:span></text:p>
      <text:p text:style-name="P55"><text:span text:style-name="T33">save -</text:span><text:span text:style-name="T24"> save output in a unique filename.</text:span></text:p>
      <text:p text:style-name="P55"><text:span text:style-name="T33">queue</text:span><text:span text:style-name="T24"> </text:span><text:span text:style-name="T2">cmd</text:span><text:span text:style-name="T24"> </text:span><text:span text:style-name="T2">args</text:span><text:span text:style-name="T24"> – use the command template to process the output. </text:span><text:span text:style-name="T30">Any “%f” in </text:span><text:span text:style-name="T5">args</text:span><text:span text:style-name="T30"> will be replaced by the output file name.</text:span></text:p>
      <text:p text:style-name="P6"/>
      <text:p text:style-name="P13"><text:soft-page-break/><text:span text:style-name="T20">diablo630</text:span><text:span text:style-name="T16">_</text:span><text:span text:style-name="T21">paper</text:span><text:span text:style-name="T20"> = </text:span><text:span text:style-name="T11">paper</text:span></text:p>
      <text:p text:style-name="P27"><text:span text:style-name="T24">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4"><text:span text:style-name="T24"><text:line-break/></text:span><text:span text:style-name="T33">diablo630</text:span><text:span text:style-name="T34">_</text:span><text:span text:style-name="T35">cpi</text:span><text:span text:style-name="T33"> = </text:span><text:span text:style-name="T4">cpi</text:span></text:p>
      <text:p text:style-name="P41">Determine the default CPI (characters per inch) setting. If not specified, “10” will be used. The control panel allows cpi to be changed.</text:p>
      <text:p text:style-name="P49"/>
      <text:p text:style-name="P13"><text:span text:style-name="T20">diablo630</text:span><text:span text:style-name="T16">_</text:span><text:span text:style-name="T21">lpi</text:span><text:span text:style-name="T20"> = </text:span><text:span text:style-name="T11">lpi</text:span></text:p>
      <text:p text:style-name="P41">Determine the default LPI (lines per inch) setting. If not specified, “6” will be used. The control panel allows cpi to be changed.</text:p>
      <text:p text:style-name="P49"/>
      <text:p text:style-name="P13"><text:span text:style-name="T20">diablo630</text:span><text:span text:style-name="T16">_</text:span><text:span text:style-name="T21">font</text:span><text:span text:style-name="T20"> = </text:span><text:span text:style-name="T11">font</text:span></text:p>
      <text:p text:style-name="P27"><text:span text:style-name="T24">Determine the default font (typewheel). Font typically needs to be mono-spaced. <text:s/></text:span><text:span text:style-name="T29">If not specified, the system provided “Monospaced/PLAIN/12” font will be used. </text:span><text:span text:style-name="T24">The control panel allows font to be changed.</text:span></text:p>
      <text:p text:style-name="P41"/>
      <text:p text:style-name="P42">The value contains three fields, separated by spaces in the property file or commas on the commandline. The values are name, style, and point-size. These must match JAVA font parameters.</text:p>
      <text:p text:style-name="P42"/>
      <text:p text:style-name="P29"><text:span text:style-name="T33">NOTE:</text:span><text:span text:style-name="T24"> currently, font style is not parsed. The font will always be “PLAIN”.</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9T08:08:33.244229297</dc:date>
    <meta:editing-duration>PT38M9S</meta:editing-duration>
    <meta:editing-cycles>10</meta:editing-cycles>
    <meta:generator>LibreOffice/6.0.7.3$Linux_X86_64 LibreOffice_project/00m0$Build-3</meta:generator>
    <meta:document-statistic meta:table-count="0" meta:image-count="0" meta:object-count="0" meta:page-count="5" meta:paragraph-count="100" meta:word-count="1588" meta:character-count="10181" meta:non-whitespace-character-count="8551"/>
  </office:meta>
</office:document-meta>
</file>